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rme Desarrollo de Módulos presupuestarios SIGEFIRRHH</text:p>
      <text:p text:style-name="P1"/>
      <text:p text:style-name="P1"/>
      <text:p text:style-name="P1">Introducción</text:p>
      <text:p text:style-name="P1"/>
      <text:p text:style-name="P1">El siguiente informe tiene como finalidad dar una reseña del trabajo realizado entre el mes de enero y julio del presente año.</text:p>
      <text:p text:style-name="P1"/>
      <text:p text:style-name="P1">Aunque mi incorporacion formal a la DIGEMAFE fue a partir del 01 de enero entre noviembre y diciembre de 2014 se realizó un trabajo de levantamiento de información y reuniones con el personal de la ONCOP con el fin de evaluar los requerimientos e insumos disponibles para el desarrollo de la nueva interfaz entre el SIGECOF y <text:s/>SIGEFIRRHH.</text:p>
      <text:p text:style-name="P1"/>
      <text:p text:style-name="P1">Dada la premura por obtener resultados se optó por aplicar una metodología de desarrollo ágil mediante la cual se harían los desarrollos a medida que se evaluaban los requerimientos, dada la naturaleza del proceso del registro del gasto presupuestario que refleja tres pasos dependientes (Compromiso-Causado-Pago) para poder evaluar resultados se necesitaban los servicios web dado que serían estos los que realmente harían la transferencia de información entre los dos sistemas señalados al no estar listos se optó por simular los servicios web para poder continuar con los desarrollos.</text:p>
      <text:p text:style-name="P1"/>
      <text:p text:style-name="P1">Se tomó como base para el desarrollo para la nueva aplicación un sistema previamente desarrollado utilizando Struts 1.3 en la capa de presentación, Ibatis 2 en la capa de persistencia sin utilizar una fachada o delegación dado que paralelamente se evaluarían tecnologías nuevas para la reingeniería del SIGEFIRRHH con una arquitectura basada en la mejores prácticas de desarrollo de software, hasta el momento la prioridad es el funcionamiento, el resultado del nuevo desarrollo se integraría al SIGEFIRRHH original como un jar que se agregaría a la carpeta de librerias solo debiendo agregar las nuevas opciones de menú, pero utilizando las mismas validaciones de sesión incorporadas en el SIGEFIRRHH, la principal ventaja de esta metodología sería que el sistema original quedaría intacto y todos los nuevos módulos serían practicamente independientes incluso en las pruebas.</text:p>
      <text:p text:style-name="P1"/>
      <text:p text:style-name="P1"/>
      <text:p text:style-name="P1">Aspectos Técnicos</text:p>
      <text:p text:style-name="P1"/>
      <text:p text:style-name="P1">IDE: Eclipse Luna.</text:p>
      <text:p text:style-name="P1"/>
      <text:p text:style-name="P1">Capa de presentacion: Struts 1.3</text:p>
      <text:p text:style-name="P1"/>
      <text:p text:style-name="P1">El sistema esta desarrollado de forma que los action de Struts manajen directamente las peticiones get-post estandar o por Ajax, al no tener un framework facade en los actions se maneja directamente el acceso a la capa de persistencia, funcional para sistemas pequeños.</text:p>
      <text:p text:style-name="P1"/>
      <text:p text:style-name="P1">La capa web o vista se ha realizado siguiendo especificaciones SIGEFIRRHH aunque utilizando etiquetas propias de struts, los archivos javascripts y css estan contenidos en carpetas con las mismas rutas relativas con el fin de aumentar la compatibilidad.</text:p>
      <text:p text:style-name="P1"/>
      <text:p text:style-name="P1">Capa de persistencia: Ibatis 2.3.4</text:p>
      <text:p text:style-name="P1"/>
      <text:p text:style-name="P1">Los objetos de la capa de persistencia se han generado con el asistente Ibator el cual crea en paquetes predefinidos: una interface, una implementación y un xml de abstracción por cada tabla en la base de <text:soft-page-break/>datos.</text:p>
      <text:p text:style-name="P1"/>
      <text:p text:style-name="P1">Generador de objetos DAO: Ibator</text:p>
      <text:p text:style-name="P1">Workspace: /opt/proyecto/</text:p>
      <text:p text:style-name="P1">Ruta del proyecto: /opt/proyecto/sigefirrhh</text:p>
      <text:p text:style-name="P1"/>
      <text:p text:style-name="P1">Pasos para poner en funcionamiento:</text:p>
      <text:p text:style-name="P1"/>
      <text:list xml:id="list1150246207" text:style-name="L1">
        <text:list-item>
          <text:p text:style-name="P2">Se debe generar un jar contenedor de todas las clases nuevas que no estén en SIGEFIRRHH no se puede agregar ninguna clase que ya exista en el sistema original.</text:p>
          <text:p text:style-name="P2">a) se Hace click derecho en la carpeta src del proyecto, se selecciona todos y luego se desmarcan los siguientes paquetes: sigefirrhh.base.estructura, sigefirrhh.base.ubicacion, sigefirrhh.login, dentro del paquete sigefirrhh.sistema solo se deben marcar EscribirArchivo.java, ExcepcionSigefirrhh.java y ValidadorSesion.java. Este archivo </text:p>
          <text:p text:style-name="P2"/>
          <text:p text:style-name="P2"><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3T10:27:59</meta:creation-date>
    <dc:date>2015-08-03T14:04:29</dc:date>
    <meta:editing-duration>PT6M40S</meta:editing-duration>
    <meta:editing-cycles>1</meta:editing-cycles>
    <meta:document-statistic meta:table-count="0" meta:image-count="0" meta:object-count="0" meta:page-count="2" meta:paragraph-count="20" meta:word-count="526" meta:character-count="3308" meta:non-whitespace-character-count="2960"/>
    <meta:generator>LibreOffice/3.5$Linux_X86_64 LibreOffice_project/350m1$Build-2</meta:generator>
  </office:meta>
</office:document-meta>
</file>